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명령어 </text:p>
      <text:p text:style-name="Standard"/>
      <text:p text:style-name="Standard">환경 설정 </text:p>
      <text:p text:style-name="Standard">git config --global --list </text:p>
      <text:p text:style-name="Standard">현재 설정정보 조회할 수 있습니다. --global옵션은 전역설정에 대한 옵션이며 현재 프로젝트에만 적용할때는 주지 않습니다. </text:p>
      <text:p text:style-name="Standard">git config --global user.name "사용자명" </text:p>
      <text:p text:style-name="Standard">사용자명을 등록합니다 (필수) </text:p>
      <text:p text:style-name="Standard">git config --global user.email "이메일주소" </text:p>
      <text:p text:style-name="Standard">이메일 주소를 등록합니다. (필수) </text:p>
      <text:p text:style-name="Standard">git config --global color.ui “auto” </text:p>
      <text:p text:style-name="Standard">터미널에 표시되는 메시지에 칼라를 표시해줌 </text:p>
      <text:p text:style-name="Standard"/>
      <text:p text:style-name="Standard"/>
      <text:p text:style-name="Standard">git에 대해서 사전에 알아야 될 부분은 아래와 같습니다. </text:p>
      <text:p text:style-name="Standard"/>
      <text:p text:style-name="Standard">git의 저장소는 3가지 단계로 나누어 집니다. 커밋한 소스가 보관되는 저장소와 현재 프로젝트 파일들이 있는 작업트리, 저장소와 작업트리사이의 버퍼영역으로 커밋될 대상이 저장되는 스테이징 영역입니다. </text:p>
      <text:p text:style-name="Standard">git은 빈 디렉토리는 추적하지 않습니다. </text:p>
      <text:p text:style-name="Standard">형상관리를 하지 않을 파일은 .gitignore 파일에 추가합니다. </text:p>
      <text:p text:style-name="Standard">HEAD는 현재 브랜치의 가장 최신커밋을 의미한다. </text:p>
      <text:p text:style-name="Standard">기본원격 저장소를 origin이라고 부릅니다. </text:p>
      <text:p text:style-name="Standard"/>
      <text:p text:style-name="Standard"/>
      <text:p text:style-name="Standard"/>
      <text:p text:style-name="Standard"/>
      <text:p text:style-name="Standard">기본적인 명령어 </text:p>
      <text:p text:style-name="Standard">git --version </text:p>
      <text:p text:style-name="Standard">현재 git의 버전을 확인합니다. </text:p>
      <text:p text:style-name="Standard"/>
      <text:p text:style-name="Standard">git init </text:p>
      <text:p text:style-name="Standard">현재 디렉토리에 git 저장소를 생성합니다. </text:p>
      <text:p text:style-name="Standard"/>
      <text:p text:style-name="Standard">git add 파일명 </text:p>
      <text:p text:style-name="Standard">git add는 2가지를 하는데 untracked files의 파일들을 git가 추적하도록 하거나 파일은 수정했지만 아직 스테이징 영역에 올라가지 않은(Changed but not updated) 파일들을 스테이징 영역에 올립니다. -i 옵션을 주면 대화형모드가 시작되며 파일의 일부분만 선택해서 스테이징하는 것이 가능합니다. -p 옵션을 사용하면 -i 대화형모드없이 바로 패치모드를 사용할 수 있습니다. </text:p>
      <text:p text:style-name="Standard"/>
      <text:p text:style-name="Standard">git commit -m "커밋메시지" </text:p>
      <text:p text:style-name="Standard"><text:soft-page-break/>스테이징 영역에 올라가 있는 파일들을 커밋합니다. -m 은 커밋메시지를 주는 옵션으로 여러 줄의 커밋메시지를 쓸 경우 -m 을 여러개 사용할 수 있습니다. -a 옵션을 사용하면 스테이징에 올리는 작업과 커밋을 동시에 할 수 있습니다.(추적되지 않는 파일은 추가하지 않습니다.) -m을 사용하지 않을때 -v옵션을 사용하면 편집기에 커밋하려는 변경사항의 다른점을 보여줍니다. 특정파일만 커밋하려면 마지막에 파일명을 추가해주면 됩니다. </text:p>
      <text:p text:style-name="Standard"/>
      <text:p text:style-name="Standard">git commit -C HEAD -a --amend </text:p>
      <text:p text:style-name="Standard">지정한 커밋의 로그메시지를 다시 사용하여 기존커밋을 수정합니다. -c를 사용하면 기존메시지를 수정할 수 있는 편집기를 실행해 줍니다. </text:p>
      <text:p text:style-name="Standard"/>
      <text:p text:style-name="Standard">git status </text:p>
      <text:p text:style-name="Standard">커밋되지 않은 변경사항을 조회합니다. </text:p>
      <text:p text:style-name="Standard"/>
      <text:p text:style-name="Standard">git diff </text:p>
      <text:p text:style-name="Standard">스테이징영역과 현재 작업트리의 차이점을 보여줍니다. --cached 옵션을 추가하면 스테이징영역과 저장소의 차이점을 볼 수 있다. git diff HEAD를 입력하면 저장소, 스테이징영역, 작업트리의 차이점을 모두 볼 수 있다. 파라미터로 log와 동일하게 범위를 지정할 수 있으며 --stat를 추가하면 변경사항에 대한 통계를 볼 수 있습니다. </text:p>
      <text:p text:style-name="Standard"/>
      <text:p text:style-name="Standard">git mv 파일명 새파일명 </text:p>
      <text:p text:style-name="Standard">기존에 존재하는 파일을 새파일로 이동합니다. 변경이력은 그대로 유지합니다. </text:p>
      <text:p text:style-name="Standard"/>
      <text:p text:style-name="Standard">git checkout -- 파일명 </text:p>
      <text:p text:style-name="Standard">아직 스테이징이나 커밋을 하지 않은 파일의 변경내용을 취소하고 이전 커밋상태로 돌립니다. svn에서 revert와 동일합니다. </text:p>
      <text:p text:style-name="Standard"/>
      <text:p text:style-name="Standard"/>
      <text:p text:style-name="Standard"/>
      <text:p text:style-name="Standard"/>
      <text:p text:style-name="Standard">Branch와 Tag </text:p>
      <text:p text:style-name="Standard">git branch </text:p>
      <text:p text:style-name="Standard">현재 존재하는 브랜치를 조회합니다. -r 옵션을 사용하면 원격저장소의 브랜치를 확인할 수 있습니다. </text:p>
      <text:p text:style-name="Standard"/>
      <text:p text:style-name="Standard">git branch 브랜치명B 브랜치명A </text:p>
      <text:p text:style-name="Standard">브랜치명A에서 새로운 브랜치 브랜치명B를 만듭니다. (git에서 기본 브랜치는 master라는 이름을 사용합니다.) </text:p>
      <text:p text:style-name="Standard"/>
      <text:p text:style-name="Standard">git branch 브랜치명 </text:p>
      <text:p text:style-name="Standard">브랜치명의 새로운 브랜치를 만듭니다.(체크아웃은 하지 않습니다.) </text:p>
      <text:p text:style-name="Standard"/>
      <text:p text:style-name="Standard">git branch -d 브랜치명 </text:p>
      <text:p text:style-name="Standard">브랜치를 삭제합니다. </text:p>
      <text:p text:style-name="Standard"><text:soft-page-break/></text:p>
      <text:p text:style-name="Standard">git branch -m 존재하는브랜치명 새로운브랜치명 </text:p>
      <text:p text:style-name="Standard">존재하는 브랜치를 새로운브랜치로 변경합니다. 이미 존재하는 브랜치명이 있을 경우에는 에러가 나는데 -M 옵션을 사용하면 이미 있는 브랜치의 경우에도 덮어씁니다. </text:p>
      <text:p text:style-name="Standard"/>
      <text:p text:style-name="Standard">git tag 태그명 브랜치명 </text:p>
      <text:p text:style-name="Standard">브랜치명의 현재시점에 태그명으로 된 태그를 붙힙니다. git tag만 입력하면 현재 존재하는 태그 목록을 볼 수 있습니다. </text:p>
      <text:p text:style-name="Standard"/>
      <text:p text:style-name="Standard">git checkout 브랜치명/태그명 </text:p>
      <text:p text:style-name="Standard">해당 브랜치나 태그로 작업트리를 변경합니다. </text:p>
      <text:p text:style-name="Standard"/>
      <text:p text:style-name="Standard">git checkout -b 브랜치명B 브랜치명A </text:p>
      <text:p text:style-name="Standard">브랜치명A에서 브랜치명B라는 새로운 브랜치를 만들면서 체크아웃을 합니다. </text:p>
      <text:p text:style-name="Standard"/>
      <text:p text:style-name="Standard">git rebase 브랜치명 </text:p>
      <text:p text:style-name="Standard">브랜치명의 변경사항을 현재 브랜치에 적용합니다. </text:p>
      <text:p text:style-name="Standard"/>
      <text:p text:style-name="Standard">git merge 브랜치명 </text:p>
      <text:p text:style-name="Standard">브랜치명의 브랜치를 현재 브랜치로 합칩니다. --squash 옵션을 주면 브랜치명의 모든 커밋을 하나의 커밋으로 만듭니다. </text:p>
      <text:p text:style-name="Standard"/>
      <text:p text:style-name="Standard">git cherry-pick 커밋명 </text:p>
      <text:p text:style-name="Standard">커밋명의 특정 커밋만을 선택해서 현재 브랜치에 커밋으로 만듭니다. -n 옵션을 주면 작업트리에 합치지만 커밋은 하지 않기 때문에 여러개의 커밋을 합쳐서 커밋할 수 있습니다. </text:p>
      <text:p text:style-name="Standard"/>
      <text:p text:style-name="Standard"/>
      <text:p text:style-name="Standard"/>
      <text:p text:style-name="Standard"/>
      <text:p text:style-name="Standard">로그 관리 </text:p>
      <text:p text:style-name="Standard">git log </text:p>
      <text:p text:style-name="Standard">커밋로그들을 볼 수 있으면 -1나 -2같은 옵션을 주어 출력할 커밋로그의 갯수를 지정할 수 있습니다. --pretty=oneline 옵션을 주면 한줄로 간단히 보여주고 --pretty=format:"%h %s"처럼 형식을 정해줄 수 있습니다. -p 옵션을 사용하면 변경된 내용을 같이 보여줍니다. --since="5 hours" 이나 --before="5 hours"같은 옵션도 사용가능합니다. --graph 옵션을 주면 브랜치 트리를 볼 수 있습니다. </text:p>
      <text:p text:style-name="Standard"/>
      <text:p text:style-name="Standard">git log 커밋명 </text:p>
      <text:p text:style-name="Standard">해당 커밋명의 로그를 볼 수 있습니다. 커밋명A..커밋명B (마침표2개)와 같이 입력하면 커밋명A이후부터 커밋명B까지의 로그를 볼 수 있습니다. ^은 -1과 동일해서 HEAD^라고 하면 최신바로 이전 커밋이고 HEAD^^^와 같이 쓸 수 있으며 HEAD~3을 하면 HEAD의 3개 이전의 커밋을 뜻합니다. </text:p>
      <text:p text:style-name="Standard"/>
      <text:p text:style-name="Standard"><text:soft-page-break/>git blame 파일명 </text:p>
      <text:p text:style-name="Standard">갈 줄 앞에 커밋명과 커밋한 사람등의 정보를 볼 수 있습니다. </text:p>
      <text:p text:style-name="Standard"/>
      <text:p text:style-name="Standard">git blame -L 10,15 파일명 </text:p>
      <text:p text:style-name="Standard">-L 옵션을 사용하면 10줄부터 15줄로 범위를 지정해서 볼수 있고 15대신 +5와 같이 사용할 수 있습니다. 숫자의 범위 대신 정규식도 사용이 가능합니다. </text:p>
      <text:p text:style-name="Standard"/>
      <text:p text:style-name="Standard">git blame -M 파일명 </text:p>
      <text:p text:style-name="Standard">-M 옵션을 사용하면 반복되는 패턴을 찾아서 복사하거나 이동된 내용을 찾아줍니다. <text:s/>-C -C 옵션을 사용하면 파일간의 복사한 경우를 찾아줍니다. -C -C는 git log에서도 사용가능하며 내용의 복사를 찾을때는 git log에서 -p옵션을 사용합니다. </text:p>
      <text:p text:style-name="Standard"/>
      <text:p text:style-name="Standard">git revert 커밋명 </text:p>
      <text:p text:style-name="Standard">기존의 커밋에서 변경한 내용을 취소해서 새로운 커밋을 만듭니다. -n옵션을 사용하면 바로 커밋하지 않기 때문에 revert를 여러번한 다음에 커밋할 수 있습니다.(항상 최신의 커밋부터 revert해야 합니다.) </text:p>
      <text:p text:style-name="Standard"/>
      <text:p text:style-name="Standard">git reset 커밋명 </text:p>
      <text:p text:style-name="Standard">이전 커밋을 수정하기 위해서 사용합니다. --soft 옵션을 사용하면 이전 커밋을 스테이징하고 커밋은 하지 않으며 --hard옵션은 저장소와 작업트리에서 커밋을 제거합니다. git reset HEAD^와 같이 입력하면 최근 1개의 커밋을 취소할 수 있습니다. </text:p>
      <text:p text:style-name="Standard"/>
      <text:p text:style-name="Standard">git rebase -i 커밋범위 </text:p>
      <text:p text:style-name="Standard">-i옵션으로 대화형모드로 커밋 순서를 변경하거나 합치는 등의 작업을 할 수 있습니다. </text:p>
      <text:p text:style-name="Standard"/>
      <text:p text:style-name="Standard"/>
      <text:p text:style-name="Standard"/>
      <text:p text:style-name="Standard"/>
      <text:p text:style-name="Standard">원격저장소 </text:p>
      <text:p text:style-name="Standard">git clone 저장소주소 폴더명 </text:p>
      <text:p text:style-name="Standard">원격저장소를 복제하여 저장소를 생성합니다. 폴더명을 생략가능합니다. </text:p>
      <text:p text:style-name="Standard"/>
      <text:p text:style-name="Standard">git fetch </text:p>
      <text:p text:style-name="Standard">원격저장소의 변경사항 가져와서 원격브랜치를 갱신합니다. </text:p>
      <text:p text:style-name="Standard"/>
      <text:p text:style-name="Standard">git pull </text:p>
      <text:p text:style-name="Standard">git fetch에서 하는 원격저장소의 변경사항을 가져와서 지역브랙치에 합치는 작업을 한꺼번에 합니다. 파라미터로 풀링할 원격저장소와 반영할 지역브랜치를 줄 수 있습니다. </text:p>
      <text:p text:style-name="Standard"/>
      <text:p text:style-name="Standard">git push </text:p>
      <text:p text:style-name="Standard">파라미터를 주지 않으면 origin 저장소에 푸싱하며 현재 지역브랜치와 같은 이름의 브랜치에 푸싱합니다. --dry-run 옵션을 사용하면 푸싱된 변경사항을 확인할 수 있습니다. 로컬에서 tag를 달았을 경우에 기본적으로 <text:soft-page-break/>푸싱하지 않기 때문에 git push origin 태그명이나 모든 태그를 올리기 위해서 git push origin --tags를 사용해야 합니다. </text:p>
      <text:p text:style-name="Standard"/>
      <text:p text:style-name="Standard">git remote add 이름 저장소주소 </text:p>
      <text:p text:style-name="Standard">새로운 원격 저장소를 추가합니다. </text:p>
      <text:p text:style-name="Standard"/>
      <text:p text:style-name="Standard">git remote </text:p>
      <text:p text:style-name="Standard">추가한 원격저장소의 목록을 확인할 수 있습니다. </text:p>
      <text:p text:style-name="Standard"/>
      <text:p text:style-name="Standard">git remote show 이름 </text:p>
      <text:p text:style-name="Standard">해당 원격저장소의 정보를 볼 수 있습니다. </text:p>
      <text:p text:style-name="Standard"/>
      <text:p text:style-name="Standard">git remote rm 이름 </text:p>
      <text:p text:style-name="Standard">원격저장소를 제거합니다. </text:p>
      <text:p text:style-name="Standard"/>
      <text:p text:style-name="Standard"/>
      <text:p text:style-name="Standard"/>
      <text:p text:style-name="Standard"/>
      <text:p text:style-name="Standard">서브모듈 </text:p>
      <text:p text:style-name="Standard">git submodule </text:p>
      <text:p text:style-name="Standard">연관된 하위모듈을 확인할 수 있습니다. </text:p>
      <text:p text:style-name="Standard"/>
      <text:p text:style-name="Standard">git submodule add 저장소주소 서브모듈경로 </text:p>
      <text:p text:style-name="Standard">새로운 하위모듈을 해당경로에 추가합니다. 추가만하고 초기화 하지는 않으며 커밋해쉬앞에 마이나스(-) 표시가 나타납니다. </text:p>
      <text:p text:style-name="Standard"/>
      <text:p text:style-name="Standard">git submodule init 서브모듈경로 </text:p>
      <text:p text:style-name="Standard">서브모듈을 초기화 합니다. </text:p>
      <text:p text:style-name="Standard"/>
      <text:p text:style-name="Standard">git submodule update 서브모듈경로 </text:p>
      <text:p text:style-name="Standard">서브모듈의 변경사항을 적용합니다.(저장소의 최신커밋을 추적하지 않습니다.) </text:p>
      <text:p text:style-name="Standard"/>
      <text:p text:style-name="Standard"/>
      <text:p text:style-name="Standard"/>
      <text:p text:style-name="Standard"/>
      <text:p text:style-name="Standard">기타 명령어 </text:p>
      <text:p text:style-name="Standard">git archive --format=tar --prefix=폴더명/ 브랜치혹은태그 | gzip &gt; 파일명.tar.gz </text:p>
      <text:p text:style-name="Standard">git archive --format=zip --prefix=폴더명/ 브랜치혹은태그 &gt; 파일명.zip </text:p>
      <text:p text:style-name="Standard">해당 브랜치나 태그를 압축파일로 만듭니다. --prefix를 주면 압축하일이 해당폴더 안에 생성되도록 할 수 있습니다. </text:p>
      <text:p text:style-name="Standard"/>
      <text:p text:style-name="Standard"><text:soft-page-break/>git mergetool </text:p>
      <text:p text:style-name="Standard">설정에 merge.tool의 값에 있는 머지툴을 찾아서 실행합니다. </text:p>
      <text:p text:style-name="Standard"/>
      <text:p text:style-name="Standard">git gc </text:p>
      <text:p text:style-name="Standard">저장소의 로그를 최적화 합니다. 로그가 변경되지는 않고 저장하는 방식만 최적화 합니다. --aggressive 옵션을 주면 더 자세하게 최적화합니다. </text:p>
      <text:p text:style-name="Standard"/>
      <text:p text:style-name="Standard">git rev-parse --show-toplevel </text:p>
      <text:p text:style-name="Standard">git 저장소내에서 입력하면 루트디렉토리를 알려줍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16:52.081335287</meta:creation-date>
    <dc:date>2018-11-12T17:17:25.561029098</dc:date>
    <meta:editing-duration>PT39S</meta:editing-duration>
    <meta:editing-cycles>1</meta:editing-cycles>
    <meta:document-statistic meta:table-count="0" meta:image-count="0" meta:object-count="0" meta:page-count="6" meta:paragraph-count="111" meta:word-count="2995" meta:character-count="4793" meta:non-whitespace-character-count="3845"/>
    <meta:generator>LibreOffice/6.0.6.2$Linux_X86_64 LibreOffice_project/00m0$Build-2</meta:generator>
  </office:meta>
</office:document-meta>
</file>